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7B0E6B850807091553.png" manifest:media-type="image/png"/>
  <manifest:file-entry manifest:full-path="Pictures/100002010000025800000258DCE99DB359D52E21.png" manifest:media-type="image/png"/>
  <manifest:file-entry manifest:full-path="Pictures/10000201000001CE000001D4B2235101732D61E8.png" manifest:media-type="image/png"/>
  <manifest:file-entry manifest:full-path="Pictures/10000201000001D0000001D491953E2E8404C7CB.png" manifest:media-type="image/png"/>
  <manifest:file-entry manifest:full-path="Pictures/10000201000001CF000001D2303B7853CB44D936.png" manifest:media-type="image/png"/>
  <manifest:file-entry manifest:full-path="Pictures/10000201000000AE000000B2686ED3616FA2C5F0.png" manifest:media-type="image/png"/>
  <manifest:file-entry manifest:full-path="Pictures/1000020100000136000000C8046AB2EAC6370764.png" manifest:media-type="image/png"/>
  <manifest:file-entry manifest:full-path="Pictures/10000201000001320000012ADF3C4865B8048BE0.png" manifest:media-type="image/png"/>
  <manifest:file-entry manifest:full-path="Pictures/10000201000001CD000001CE7D1020D24ADC05A0.png" manifest:media-type="image/png"/>
  <manifest:file-entry manifest:full-path="Pictures/10000201000000B7000000A1A989E93B9B779996.png" manifest:media-type="image/png"/>
  <manifest:file-entry manifest:full-path="Pictures/10000201000001CF000001D2CF18A5A3358C1134.png" manifest:media-type="image/png"/>
  <manifest:file-entry manifest:full-path="Pictures/10000201000001DB000001DFF6D2791C545C7410.png" manifest:media-type="image/png"/>
  <manifest:file-entry manifest:full-path="Pictures/10000201000000B5000000B7540D0606412195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66cm"/>
    </style:style>
    <style:style style:name="gr3" style:family="graphic" style:parent-style-name="standard">
      <style:graphic-properties draw:stroke="none" draw:fill="none" fo:min-height="0.747cm"/>
    </style:style>
    <style:style style:name="gr4" style:family="graphic" style:parent-style-name="standard">
      <style:graphic-properties draw:stroke="none" draw:fill="none" fo:min-height="1.052cm"/>
    </style:style>
    <style:style style:name="gr5" style:family="graphic" style:parent-style-name="standard">
      <style:graphic-properties draw:stroke="none" draw:fill="none" fo:min-height="0.99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5cm, 1.906cm, 2.541cm, 9.90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cm, 0.255cm, 1.016cm, 5.15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5.588cm, 0.863cm, 0.724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4pt" style:font-size-asian="10pt" style:font-size-complex="10pt"/>
    </style:style>
    <style:style style:name="T1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12cm" svg:height="3.81cm" svg:x="1.414cm" svg:y="1.904cm">
          <draw:image xlink:href="Pictures/10000201000001320000012ADF3C4865B8048BE0.png" xlink:type="simple" xlink:show="embed" xlink:actuate="onLoad">
            <text:p/>
          </draw:image>
        </draw:frame>
        <draw:frame draw:style-name="gr1" draw:text-style-name="P1" draw:layer="layout" svg:width="3.81cm" svg:height="3.835cm" svg:x="6.128cm" svg:y="1.892cm">
          <draw:image xlink:href="Pictures/10000201000001CF000001D2303B7853CB44D936.png" xlink:type="simple" xlink:show="embed" xlink:actuate="onLoad">
            <text:p/>
          </draw:image>
        </draw:frame>
        <draw:frame draw:style-name="gr2" draw:text-style-name="P3" draw:layer="layout" svg:width="2.921cm" svg:height="1.016cm" svg:x="6.588cm" svg:y="6.048cm">
          <draw:text-box>
            <text:p text:style-name="P2"><text:span text:style-name="T1">限制高度</text:span></text:p>
          </draw:text-box>
        </draw:frame>
        <draw:frame draw:style-name="gr1" draw:text-style-name="P1" draw:layer="layout" svg:width="3.81cm" svg:height="3.861cm" svg:x="10.739cm" svg:y="1.879cm">
          <draw:image xlink:href="Pictures/10000201000001CE000001D4B2235101732D61E8.png" xlink:type="simple" xlink:show="embed" xlink:actuate="onLoad">
            <text:p/>
          </draw:image>
        </draw:frame>
        <draw:frame draw:style-name="gr1" draw:text-style-name="P1" draw:layer="layout" svg:width="3.81cm" svg:height="3.835cm" svg:x="15.351cm" svg:y="1.892cm">
          <draw:image xlink:href="Pictures/10000201000001D0000001D491953E2E8404C7CB.png" xlink:type="simple" xlink:show="embed" xlink:actuate="onLoad">
            <text:p/>
          </draw:image>
        </draw:frame>
        <draw:frame draw:style-name="gr3" draw:text-style-name="P3" draw:layer="layout" svg:width="2.921cm" svg:height="0.997cm" svg:x="11.414cm" svg:y="6.048cm">
          <draw:text-box>
            <text:p text:style-name="P2"><text:span text:style-name="T1">禁止左转</text:span></text:p>
          </draw:text-box>
        </draw:frame>
        <draw:frame draw:style-name="gr3" draw:text-style-name="P3" draw:layer="layout" svg:width="2.921cm" svg:height="0.997cm" svg:x="15.859cm" svg:y="6.048cm">
          <draw:text-box>
            <text:p text:style-name="P2"><text:span text:style-name="T1">禁止掉头</text:span></text:p>
          </draw:text-box>
        </draw:frame>
        <draw:frame draw:style-name="gr4" draw:text-style-name="P3" draw:layer="layout" svg:width="3.175cm" svg:height="1.302cm" svg:x="1.762cm" svg:y="6.048cm">
          <draw:text-box>
            <text:p text:style-name="P2"><text:span text:style-name="T1">限制速度</text:span><text:span text:style-name="T1">60</text:span></text:p>
          </draw:text-box>
        </draw:frame>
        <draw:frame draw:style-name="gr1" draw:text-style-name="P1" draw:layer="layout" svg:width="3.81cm" svg:height="3.835cm" svg:x="1.508cm" svg:y="8.595cm">
          <draw:image xlink:href="Pictures/10000201000001CF000001D2CF18A5A3358C1134.png" xlink:type="simple" xlink:show="embed" xlink:actuate="onLoad">
            <text:p/>
          </draw:image>
        </draw:frame>
        <draw:frame draw:style-name="gr4" draw:text-style-name="P3" draw:layer="layout" svg:width="3.175cm" svg:height="1.302cm" svg:x="1.889cm" svg:y="12.811cm">
          <draw:text-box>
            <text:p text:style-name="P2"><text:span text:style-name="T1">禁止停车</text:span></text:p>
          </draw:text-box>
        </draw:frame>
        <draw:frame draw:style-name="gr1" draw:text-style-name="P1" draw:layer="layout" svg:width="3.81cm" svg:height="3.81cm" svg:x="6.334cm" svg:y="8.62cm">
          <draw:image xlink:href="Pictures/10000201000001CD000001CE7D1020D24ADC05A0.png" xlink:type="simple" xlink:show="embed" xlink:actuate="onLoad">
            <text:p/>
          </draw:image>
        </draw:frame>
        <draw:frame draw:style-name="gr4" draw:text-style-name="P3" draw:layer="layout" svg:width="3.175cm" svg:height="1.302cm" svg:x="6.842cm" svg:y="12.684cm">
          <draw:text-box>
            <text:p text:style-name="P2"><text:span text:style-name="T1">禁止载货汽车驶入</text:span></text:p>
          </draw:text-box>
        </draw:frame>
        <draw:frame draw:style-name="gr1" draw:text-style-name="P1" draw:layer="layout" svg:width="3.81cm" svg:height="3.835cm" svg:x="11.033cm" svg:y="8.62cm">
          <draw:image xlink:href="Pictures/10000201000001DB000001DFF6D2791C545C7410.png" xlink:type="simple" xlink:show="embed" xlink:actuate="onLoad">
            <text:p/>
          </draw:image>
        </draw:frame>
        <draw:frame draw:style-name="gr5" draw:text-style-name="P3" draw:layer="layout" svg:width="2.921cm" svg:height="1.243cm" svg:x="11.541cm" svg:y="12.811cm">
          <draw:text-box>
            <text:p text:style-name="P2"><text:span text:style-name="T1">禁止鸣喇叭</text:span></text:p>
          </draw:text-box>
        </draw:frame>
        <draw:frame draw:style-name="gr1" draw:text-style-name="P1" draw:layer="layout" svg:width="3.728cm" svg:height="3.814cm" svg:x="15.687cm" svg:y="8.616cm">
          <draw:image xlink:href="Pictures/10000201000000AE000000B2686ED3616FA2C5F0.png" xlink:type="simple" xlink:show="embed" xlink:actuate="onLoad">
            <text:p/>
          </draw:image>
        </draw:frame>
        <draw:frame draw:style-name="gr5" draw:text-style-name="P3" draw:layer="layout" svg:width="2.921cm" svg:height="1.243cm" svg:x="16.24cm" svg:y="12.684cm">
          <draw:text-box>
            <text:p text:style-name="P2"><text:span text:style-name="T1">靠右侧道路行驶</text:span></text:p>
          </draw:text-box>
        </draw:frame>
        <draw:frame draw:style-name="gr1" draw:text-style-name="P1" draw:layer="layout" svg:width="3.937cm" svg:height="3.981cm" svg:x="1.635cm" svg:y="15.053cm">
          <draw:image xlink:href="Pictures/10000201000000B5000000B7540D0606412195D4.png" xlink:type="simple" xlink:show="embed" xlink:actuate="onLoad">
            <text:p/>
          </draw:image>
        </draw:frame>
        <draw:frame draw:style-name="gr4" draw:text-style-name="P3" draw:layer="layout" svg:width="3.175cm" svg:height="1.302cm" svg:x="2.016cm" svg:y="19.383cm">
          <draw:text-box>
            <text:p text:style-name="P2"><text:span text:style-name="T1">机动车行驶</text:span></text:p>
          </draw:text-box>
        </draw:frame>
        <draw:frame draw:style-name="gr1" draw:text-style-name="P1" draw:layer="layout" svg:width="4.841cm" svg:height="4.259cm" svg:x="6.192cm" svg:y="14.589cm">
          <draw:image xlink:href="Pictures/10000201000000B7000000A1A989E93B9B779996.png" xlink:type="simple" xlink:show="embed" xlink:actuate="onLoad">
            <text:p/>
          </draw:image>
        </draw:frame>
        <draw:frame draw:style-name="gr4" draw:text-style-name="P3" draw:layer="layout" svg:width="3.175cm" svg:height="1.302cm" svg:x="7.096cm" svg:y="19.383cm">
          <draw:text-box>
            <text:p text:style-name="P2"><text:span text:style-name="T1">注意行人</text:span></text:p>
          </draw:text-box>
        </draw:frame>
        <draw:frame draw:style-name="gr6" draw:text-style-name="P1" draw:layer="layout" svg:width="4.063cm" svg:height="3.682cm" svg:x="14.717cm" svg:y="22.082cm">
          <draw:image xlink:href="Pictures/100002010000025800000258DCE99DB359D52E21.png" xlink:type="simple" xlink:show="embed" xlink:actuate="onLoad">
            <text:p/>
          </draw:image>
        </draw:frame>
        <draw:frame draw:style-name="gr4" draw:text-style-name="P3" draw:layer="layout" svg:width="3.175cm" svg:height="1.302cm" svg:x="1.889cm" svg:y="26.368cm">
          <draw:text-box>
            <text:p text:style-name="P2"><text:span text:style-name="T1">圆形红灯</text:span></text:p>
          </draw:text-box>
        </draw:frame>
        <draw:frame draw:style-name="gr4" draw:text-style-name="P3" draw:layer="layout" svg:width="3.175cm" svg:height="1.302cm" svg:x="9.001cm" svg:y="26.368cm">
          <draw:text-box>
            <text:p text:style-name="P2"><text:span text:style-name="T1">圆形绿灯</text:span></text:p>
          </draw:text-box>
        </draw:frame>
        <draw:frame draw:style-name="gr4" draw:text-style-name="P3" draw:layer="layout" svg:width="3.175cm" svg:height="1.302cm" svg:x="15.351cm" svg:y="26.368cm">
          <draw:text-box>
            <text:p text:style-name="P2"><text:span text:style-name="T1">直行箭头绿灯</text:span></text:p>
          </draw:text-box>
        </draw:frame>
        <draw:frame draw:style-name="gr7" draw:text-style-name="P1" draw:layer="layout" svg:width="4.318cm" svg:height="4.907cm" svg:x="8.366cm" svg:y="21.62cm">
          <draw:image xlink:href="Pictures/1000020100000136000000C8046AB2EAC6370764.png" xlink:type="simple" xlink:show="embed" xlink:actuate="onLoad">
            <text:p/>
          </draw:image>
        </draw:frame>
        <draw:frame draw:style-name="gr8" draw:text-style-name="P1" draw:layer="layout" svg:width="3.683cm" svg:height="4.063cm" svg:x="1.762cm" svg:y="21.828cm">
          <draw:image xlink:href="Pictures/100002010000012C0000007B0E6B85080709155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9T23:20:25.047682171</meta:creation-date>
    <dc:date>2018-01-22T22:19:31.593592650</dc:date>
    <meta:editing-duration>PT3M15S</meta:editing-duration>
    <meta:editing-cycles>2</meta:editing-cycles>
    <meta:generator>LibreOffice/5.1.6.2$Linux_X86_64 LibreOffice_project/10m0$Build-2</meta:generator>
    <meta:document-statistic meta:object-count="26"/>
  </office:meta>
</office:document-meta>
</file>